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873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4.119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3.205cm"/>
    </style:style>
    <style:style style:name="co17" style:family="table-column">
      <style:table-column-properties fo:break-before="auto" style:column-width="3.1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11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autoducking" table:style-name="ta1">
        <table:shapes>
          <draw:frame draw:z-index="0" draw:style-name="gr1" svg:width="15.974cm" svg:height="8.991cm" svg:x="17.2cm" svg:y="11.685cm">
            <draw:object draw:notify-on-update-of-ranges="autoducking.E4:autoducking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6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cale .75</text:p>
          </table:table-cell>
          <table:table-cell table:style-name="ce2" office:value-type="string">
            <text:p>Scale 1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]+[.B4])*[.$C$2]" office:value-type="float" office:value="1.3">
            <text:p>1.3</text:p>
          </table:table-cell>
          <table:table-cell table:formula="of:=[.D3]+[.B4]" office:value-type="float" office:value="2">
            <text:p>2</text:p>
          </table:table-cell>
          <table:table-cell table:formula="of:=[.C4]/[.D4]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4]+[.B5])*[.$C$2]" office:value-type="float" office:value="1.495">
            <text:p>1.495</text:p>
          </table:table-cell>
          <table:table-cell table:formula="of:=[.D4]+[.B5]" office:value-type="float" office:value="3">
            <text:p>3</text:p>
          </table:table-cell>
          <table:table-cell table:formula="of:=[.C5]/[.D5]" office:value-type="float" office:value="0.498333333333333">
            <text:p>0.49833333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5]+[.B6])*[.$C$2]" office:value-type="float" office:value="1.62175">
            <text:p>1.62175</text:p>
          </table:table-cell>
          <table:table-cell table:formula="of:=[.D5]+[.B6]" office:value-type="float" office:value="4">
            <text:p>4</text:p>
          </table:table-cell>
          <table:table-cell table:formula="of:=[.C6]/[.D6]" office:value-type="float" office:value="0.4054375">
            <text:p>0.4054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6]+[.B7])*[.$C$2]" office:value-type="float" office:value="1.7041375">
            <text:p>1.7041375</text:p>
          </table:table-cell>
          <table:table-cell table:formula="of:=[.D6]+[.B7]" office:value-type="float" office:value="5">
            <text:p>5</text:p>
          </table:table-cell>
          <table:table-cell table:formula="of:=[.C7]/[.D7]" office:value-type="float" office:value="0.3408275">
            <text:p>0.34082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7]+[.B8])*[.$C$2]" office:value-type="float" office:value="1.757689375">
            <text:p>1.757689375</text:p>
          </table:table-cell>
          <table:table-cell table:formula="of:=[.D7]+[.B8]" office:value-type="float" office:value="6">
            <text:p>6</text:p>
          </table:table-cell>
          <table:table-cell table:formula="of:=[.C8]/[.D8]" office:value-type="float" office:value="0.292948229166667">
            <text:p>0.292948229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8]+[.B9])*[.$C$2]" office:value-type="float" office:value="1.79249809375">
            <text:p>1.7924980938</text:p>
          </table:table-cell>
          <table:table-cell table:formula="of:=[.D8]+[.B9]" office:value-type="float" office:value="7">
            <text:p>7</text:p>
          </table:table-cell>
          <table:table-cell table:formula="of:=[.C9]/[.D9]" office:value-type="float" office:value="0.25607115625">
            <text:p>0.25607115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9]+[.B10])*[.$C$2]" office:value-type="float" office:value="1.8151237609375">
            <text:p>1.8151237609</text:p>
          </table:table-cell>
          <table:table-cell table:formula="of:=[.D9]+[.B10]" office:value-type="float" office:value="8">
            <text:p>8</text:p>
          </table:table-cell>
          <table:table-cell table:formula="of:=[.C10]/[.D10]" office:value-type="float" office:value="0.226890470117187">
            <text:p>0.22689047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3]-[.C20]" office:value-type="float" office:value="28394">
            <text:p>28394</text:p>
          </table:table-cell>
          <table:table-cell table:formula="of:=[.D13]/128" office:value-type="float" office:value="221.828125">
            <text:p>221.828125</text:p>
          </table:table-cell>
          <table:table-cell table:formula="of:=[.E13]/[.C13]" office:value-type="float" office:value="0.00676965713500977">
            <text:p>0.0067696571</text:p>
          </table:table-cell>
          <table:table-cell table:formula="of:=([.B13]-[.B20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3]*0.75" office:value-type="float" office:value="0.75">
            <text:p>0.75</text:p>
          </table:table-cell>
          <table:table-cell table:formula="of:=[.$C$13]*[.B14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5625">
            <text:p>0.5625</text:p>
          </table:table-cell>
          <table:table-cell table:formula="of:=[.$C$13]*[.B15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421875">
            <text:p>0.421875</text:p>
          </table:table-cell>
          <table:table-cell table:formula="of:=[.$C$13]*[.B16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31640625">
            <text:p>0.31640625</text:p>
          </table:table-cell>
          <table:table-cell table:formula="of:=[.$C$13]*[.B17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2373046875">
            <text:p>0.2373046875</text:p>
          </table:table-cell>
          <table:table-cell table:formula="of:=[.$C$13]*[.B18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77978515625">
            <text:p>0.1779785156</text:p>
          </table:table-cell>
          <table:table-cell table:formula="of:=[.$C$13]*[.B19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9]*0.75" office:value-type="float" office:value="0.13348388671875">
            <text:p>0.1334838867</text:p>
          </table:table-cell>
          <table:table-cell table:formula="of:=[.$C$13]*[.B20]" office:value-type="float" office:value="4374">
            <text:p>4374</text:p>
          </table:table-cell>
          <table:table-cell table:formula="of:=[.C19]-[.C20]" office:value-type="float" office:value="1458">
            <text:p>1458</text:p>
          </table:table-cell>
          <table:table-cell table:formula="of:=[.D20]/128" office:value-type="float" office:value="11.390625">
            <text:p>11.390625</text:p>
          </table:table-cell>
          <table:table-cell table:formula="of:=[.E20]/[.C13]" office:value-type="float" office:value="0.000347614288330078">
            <text:p>0.0003476143</text:p>
          </table:table-cell>
          <table:table-cell table:formula="of:=([.B19]-[.B20])/128" office:value-type="float" office:value="0.000347614288330078">
            <text:p>0.000347614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4]" office:value-type="float" office:value="0.75">
            <text:p>0.75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6]*[.$C$24]" office:value-type="float" office:value="0.75">
            <text:p>0.75</text:p>
          </table:table-cell>
          <table:table-cell table:style-name="ce3" table:formula="of:=SUM([.C25:.C26])" office:value-type="float" office:value="1.5">
            <text:p>1.5</text:p>
          </table:table-cell>
          <table:table-cell table:formula="of:=[.D26]*[.$C$24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7]*[.$C$24]" office:value-type="float" office:value="0.75">
            <text:p>0.75</text:p>
          </table:table-cell>
          <table:table-cell table:style-name="ce3" table:formula="of:=SUM([.E26:.E27])" office:value-type="float" office:value="1.875">
            <text:p>1.875</text:p>
          </table:table-cell>
          <table:table-cell table:formula="of:=[.F27]*[.$C$24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8]*[.$C$24]" office:value-type="float" office:value="0.75">
            <text:p>0.75</text:p>
          </table:table-cell>
          <table:table-cell table:style-name="ce3" table:formula="of:=SUM([.G27:.G28])" office:value-type="float" office:value="2.15625">
            <text:p>2.15625</text:p>
          </table:table-cell>
        </table:table-row>
      </table:table>
      <table:table table:name="phase accumulation" table:style-name="ta1">
        <table:shapes>
          <draw:frame draw:z-index="0" draw:style-name="gr1" svg:width="15.997cm" svg:height="8.991cm" svg:x="11.455cm" svg:y="0.559cm">
            <draw:object draw:notify-on-update-of-ranges="'phase accumulation'.D2:'phase accumulation'.D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float" office:value="110">
            <text:p>110</text:p>
          </table:table-cell>
          <table:table-cell/>
          <table:table-cell office:value-type="float" office:value="0.062648">
            <text:p>0.062648</text:p>
          </table:table-cell>
        </table:table-row>
        <table:table-row table:style-name="ro1">
          <table:table-cell office:value-type="string">
            <text:p>Max phase</text:p>
          </table:table-cell>
          <table:table-cell table:formula="of:=PI()*2" office:value-type="float" office:value="6.28318530717959">
            <text:p>6.2831853072</text:p>
          </table:table-cell>
          <table:table-cell/>
          <table:table-cell office:value-type="float" office:value="0.125051">
            <text:p>0.125051</text:p>
          </table:table-cell>
        </table:table-row>
        <table:table-row table:style-name="ro1">
          <table:table-cell office:value-type="string">
            <text:p>Phase step per sample</text:p>
          </table:table-cell>
          <table:table-cell table:formula="of:=[.B4]*[.B3]/[.B2]" office:value-type="float" office:value="0.0156723443036226">
            <text:p>0.0156723443</text:p>
          </table:table-cell>
          <table:table-cell/>
          <table:table-cell office:value-type="float" office:value="0.186961">
            <text:p>0.186961</text:p>
          </table:table-cell>
        </table:table-row>
        <table:table-row table:style-name="ro1">
          <table:table-cell office:value-type="string">
            <text:p>Samples</text:p>
          </table:table-cell>
          <table:table-cell table:formula="of:=ROUND([.B4]/[.B5])" office:value-type="float" office:value="401">
            <text:p>401</text:p>
          </table:table-cell>
          <table:table-cell/>
          <table:table-cell office:value-type="float" office:value="0.248138">
            <text:p>0.248138</text:p>
          </table:table-cell>
        </table:table-row>
        <table:table-row table:style-name="ro1">
          <table:table-cell table:number-columns-repeated="3"/>
          <table:table-cell office:value-type="float" office:value="0.308339">
            <text:p>0.308339</text:p>
          </table:table-cell>
        </table:table-row>
        <table:table-row table:style-name="ro1">
          <table:table-cell office:value-type="string">
            <text:p>Playback freq</text:p>
          </table:table-cell>
          <table:table-cell office:value-type="float" office:value="440">
            <text:p>440</text:p>
          </table:table-cell>
          <table:table-cell/>
          <table:table-cell office:value-type="float" office:value="0.36733">
            <text:p>0.36733</text:p>
          </table:table-cell>
        </table:table-row>
        <table:table-row table:style-name="ro1">
          <table:table-cell office:value-type="string">
            <text:p>Freq ratio</text:p>
          </table:table-cell>
          <table:table-cell table:formula="of:=[.B8]/[.B3]" office:value-type="float" office:value="4">
            <text:p>4</text:p>
          </table:table-cell>
          <table:table-cell/>
          <table:table-cell office:value-type="float" office:value="0.424877">
            <text:p>0.424877</text:p>
          </table:table-cell>
        </table:table-row>
        <table:table-row table:style-name="ro1">
          <table:table-cell office:value-type="string">
            <text:p>Phase step</text:p>
          </table:table-cell>
          <table:table-cell table:formula="of:=[.B5]*[.B9]" office:value-type="float" office:value="0.0626893772144902">
            <text:p>0.0626893772</text:p>
          </table:table-cell>
          <table:table-cell/>
          <table:table-cell office:value-type="float" office:value="0.480755">
            <text:p>0.480755</text:p>
          </table:table-cell>
        </table:table-row>
        <table:table-row table:style-name="ro1">
          <table:table-cell table:number-columns-repeated="3"/>
          <table:table-cell office:value-type="float" office:value="0.534744">
            <text:p>0.534744</text:p>
          </table:table-cell>
        </table:table-row>
        <table:table-row table:style-name="ro1">
          <table:table-cell table:number-columns-repeated="3"/>
          <table:table-cell office:value-type="float" office:value="0.586632">
            <text:p>0.586632</text:p>
          </table:table-cell>
        </table:table-row>
        <table:table-row table:style-name="ro1">
          <table:table-cell table:number-columns-repeated="3"/>
          <table:table-cell office:value-type="float" office:value="0.636216">
            <text:p>0.636216</text:p>
          </table:table-cell>
        </table:table-row>
        <table:table-row table:style-name="ro1">
          <table:table-cell table:number-columns-repeated="3"/>
          <table:table-cell office:value-type="float" office:value="0.6833">
            <text:p>0.6833</text:p>
          </table:table-cell>
        </table:table-row>
        <table:table-row table:style-name="ro1">
          <table:table-cell table:number-columns-repeated="3"/>
          <table:table-cell office:value-type="float" office:value="0.727699">
            <text:p>0.727699</text:p>
          </table:table-cell>
        </table:table-row>
        <table:table-row table:style-name="ro1">
          <table:table-cell table:number-columns-repeated="3"/>
          <table:table-cell office:value-type="float" office:value="0.76924">
            <text:p>0.76924</text:p>
          </table:table-cell>
        </table:table-row>
        <table:table-row table:style-name="ro1">
          <table:table-cell table:number-columns-repeated="3"/>
          <table:table-cell office:value-type="float" office:value="0.807759">
            <text:p>0.807759</text:p>
          </table:table-cell>
        </table:table-row>
        <table:table-row table:style-name="ro1">
          <table:table-cell table:number-columns-repeated="3"/>
          <table:table-cell office:value-type="float" office:value="0.843104">
            <text:p>0.843104</text:p>
          </table:table-cell>
        </table:table-row>
        <table:table-row table:style-name="ro1">
          <table:table-cell table:number-columns-repeated="3"/>
          <table:table-cell office:value-type="float" office:value="0.875137">
            <text:p>0.875137</text:p>
          </table:table-cell>
        </table:table-row>
        <table:table-row table:style-name="ro1">
          <table:table-cell table:number-columns-repeated="3"/>
          <table:table-cell office:value-type="float" office:value="0.903732">
            <text:p>0.903732</text:p>
          </table:table-cell>
        </table:table-row>
        <table:table-row table:style-name="ro1">
          <table:table-cell table:number-columns-repeated="3"/>
          <table:table-cell office:value-type="float" office:value="0.928777">
            <text:p>0.928777</text:p>
          </table:table-cell>
        </table:table-row>
        <table:table-row table:style-name="ro1">
          <table:table-cell table:number-columns-repeated="3"/>
          <table:table-cell office:value-type="float" office:value="0.950172">
            <text:p>0.950172</text:p>
          </table:table-cell>
        </table:table-row>
        <table:table-row table:style-name="ro1">
          <table:table-cell table:number-columns-repeated="3"/>
          <table:table-cell office:value-type="float" office:value="0.967835">
            <text:p>0.967835</text:p>
          </table:table-cell>
        </table:table-row>
        <table:table-row table:style-name="ro1">
          <table:table-cell table:number-columns-repeated="3"/>
          <table:table-cell office:value-type="float" office:value="0.981695">
            <text:p>0.981695</text:p>
          </table:table-cell>
        </table:table-row>
        <table:table-row table:style-name="ro1">
          <table:table-cell table:number-columns-repeated="3"/>
          <table:table-cell office:value-type="float" office:value="0.991699">
            <text:p>0.991699</text:p>
          </table:table-cell>
        </table:table-row>
        <table:table-row table:style-name="ro1">
          <table:table-cell table:number-columns-repeated="3"/>
          <table:table-cell office:value-type="float" office:value="0.997806">
            <text:p>0.997806</text:p>
          </table:table-cell>
        </table:table-row>
        <table:table-row table:style-name="ro1">
          <table:table-cell table:number-columns-repeated="3"/>
          <table:table-cell office:value-type="float" office:value="0.999994">
            <text:p>0.999994</text:p>
          </table:table-cell>
        </table:table-row>
        <table:table-row table:style-name="ro1">
          <table:table-cell table:number-columns-repeated="3"/>
          <table:table-cell office:value-type="float" office:value="0.998253">
            <text:p>0.998253</text:p>
          </table:table-cell>
        </table:table-row>
        <table:table-row table:style-name="ro1">
          <table:table-cell table:number-columns-repeated="3"/>
          <table:table-cell office:value-type="float" office:value="0.99259">
            <text:p>0.99259</text:p>
          </table:table-cell>
        </table:table-row>
        <table:table-row table:style-name="ro1">
          <table:table-cell table:number-columns-repeated="3"/>
          <table:table-cell office:value-type="float" office:value="0.983027">
            <text:p>0.983027</text:p>
          </table:table-cell>
        </table:table-row>
        <table:table-row table:style-name="ro1">
          <table:table-cell table:number-columns-repeated="3"/>
          <table:table-cell office:value-type="float" office:value="0.969602">
            <text:p>0.969602</text:p>
          </table:table-cell>
        </table:table-row>
        <table:table-row table:style-name="ro1">
          <table:table-cell table:number-columns-repeated="3"/>
          <table:table-cell office:value-type="float" office:value="0.952369">
            <text:p>0.952369</text:p>
          </table:table-cell>
        </table:table-row>
        <table:table-row table:style-name="ro1">
          <table:table-cell table:number-columns-repeated="3"/>
          <table:table-cell office:value-type="float" office:value="0.931393">
            <text:p>0.931393</text:p>
          </table:table-cell>
        </table:table-row>
        <table:table-row table:style-name="ro1">
          <table:table-cell table:number-columns-repeated="3"/>
          <table:table-cell office:value-type="float" office:value="0.906759">
            <text:p>0.906759</text:p>
          </table:table-cell>
        </table:table-row>
        <table:table-row table:style-name="ro1">
          <table:table-cell table:number-columns-repeated="3"/>
          <table:table-cell office:value-type="float" office:value="0.878562">
            <text:p>0.878562</text:p>
          </table:table-cell>
        </table:table-row>
        <table:table-row table:style-name="ro1">
          <table:table-cell table:number-columns-repeated="3"/>
          <table:table-cell office:value-type="float" office:value="0.846914">
            <text:p>0.846914</text:p>
          </table:table-cell>
        </table:table-row>
        <table:table-row table:style-name="ro1">
          <table:table-cell table:number-columns-repeated="3"/>
          <table:table-cell office:value-type="float" office:value="0.811938">
            <text:p>0.811938</text:p>
          </table:table-cell>
        </table:table-row>
        <table:table-row table:style-name="ro1">
          <table:table-cell table:number-columns-repeated="3"/>
          <table:table-cell office:value-type="float" office:value="0.773772">
            <text:p>0.773772</text:p>
          </table:table-cell>
        </table:table-row>
        <table:table-row table:style-name="ro1">
          <table:table-cell table:number-columns-repeated="3"/>
          <table:table-cell office:value-type="float" office:value="0.732567">
            <text:p>0.732567</text:p>
          </table:table-cell>
        </table:table-row>
        <table:table-row table:style-name="ro1">
          <table:table-cell table:number-columns-repeated="3"/>
          <table:table-cell office:value-type="float" office:value="0.688484">
            <text:p>0.688484</text:p>
          </table:table-cell>
        </table:table-row>
        <table:table-row table:style-name="ro1">
          <table:table-cell table:number-columns-repeated="3"/>
          <table:table-cell office:value-type="float" office:value="0.641695">
            <text:p>0.641695</text:p>
          </table:table-cell>
        </table:table-row>
        <table:table-row table:style-name="ro1">
          <table:table-cell table:number-columns-repeated="3"/>
          <table:table-cell office:value-type="float" office:value="0.592386">
            <text:p>0.592386</text:p>
          </table:table-cell>
        </table:table-row>
        <table:table-row table:style-name="ro1">
          <table:table-cell table:number-columns-repeated="3"/>
          <table:table-cell office:value-type="float" office:value="0.54075">
            <text:p>0.54075</text:p>
          </table:table-cell>
        </table:table-row>
        <table:table-row table:style-name="ro1">
          <table:table-cell table:number-columns-repeated="3"/>
          <table:table-cell office:value-type="float" office:value="0.486989">
            <text:p>0.486989</text:p>
          </table:table-cell>
        </table:table-row>
        <table:table-row table:style-name="ro1">
          <table:table-cell table:number-columns-repeated="3"/>
          <table:table-cell office:value-type="float" office:value="0.431315">
            <text:p>0.431315</text:p>
          </table:table-cell>
        </table:table-row>
        <table:table-row table:style-name="ro1">
          <table:table-cell table:number-columns-repeated="3"/>
          <table:table-cell office:value-type="float" office:value="0.373946">
            <text:p>0.373946</text:p>
          </table:table-cell>
        </table:table-row>
        <table:table-row table:style-name="ro1">
          <table:table-cell table:number-columns-repeated="3"/>
          <table:table-cell office:value-type="float" office:value="0.315108">
            <text:p>0.315108</text:p>
          </table:table-cell>
        </table:table-row>
        <table:table-row table:style-name="ro1">
          <table:table-cell table:number-columns-repeated="3"/>
          <table:table-cell office:value-type="float" office:value="0.255033">
            <text:p>0.255033</text:p>
          </table:table-cell>
        </table:table-row>
        <table:table-row table:style-name="ro1">
          <table:table-cell table:number-columns-repeated="3"/>
          <table:table-cell office:value-type="float" office:value="0.193955">
            <text:p>0.193955</text:p>
          </table:table-cell>
        </table:table-row>
        <table:table-row table:style-name="ro1">
          <table:table-cell table:number-columns-repeated="3"/>
          <table:table-cell office:value-type="float" office:value="0.132115">
            <text:p>0.132115</text:p>
          </table:table-cell>
        </table:table-row>
        <table:table-row table:style-name="ro1">
          <table:table-cell table:number-columns-repeated="3"/>
          <table:table-cell office:value-type="float" office:value="0.069757">
            <text:p>0.069757</text:p>
          </table:table-cell>
        </table:table-row>
        <table:table-row table:style-name="ro1">
          <table:table-cell table:number-columns-repeated="3"/>
          <table:table-cell office:value-type="float" office:value="0.007124">
            <text:p>0.007124</text:p>
          </table:table-cell>
        </table:table-row>
        <table:table-row table:style-name="ro1">
          <table:table-cell table:number-columns-repeated="3"/>
          <table:table-cell office:value-type="float" office:value="-0.055537">
            <text:p>-0.055537</text:p>
          </table:table-cell>
        </table:table-row>
        <table:table-row table:style-name="ro1">
          <table:table-cell table:number-columns-repeated="3"/>
          <table:table-cell office:value-type="float" office:value="-0.117979">
            <text:p>-0.117979</text:p>
          </table:table-cell>
        </table:table-row>
        <table:table-row table:style-name="ro1">
          <table:table-cell table:number-columns-repeated="3"/>
          <table:table-cell office:value-type="float" office:value="-0.179959">
            <text:p>-0.179959</text:p>
          </table:table-cell>
        </table:table-row>
        <table:table-row table:style-name="ro1">
          <table:table-cell table:number-columns-repeated="3"/>
          <table:table-cell office:value-type="float" office:value="-0.241231">
            <text:p>-0.241231</text:p>
          </table:table-cell>
        </table:table-row>
        <table:table-row table:style-name="ro1">
          <table:table-cell table:number-columns-repeated="3"/>
          <table:table-cell office:value-type="float" office:value="-0.301555">
            <text:p>-0.301555</text:p>
          </table:table-cell>
        </table:table-row>
        <table:table-row table:style-name="ro1">
          <table:table-cell table:number-columns-repeated="3"/>
          <table:table-cell office:value-type="float" office:value="-0.360694">
            <text:p>-0.360694</text:p>
          </table:table-cell>
        </table:table-row>
        <table:table-row table:style-name="ro1">
          <table:table-cell table:number-columns-repeated="3"/>
          <table:table-cell office:value-type="float" office:value="-0.418417">
            <text:p>-0.418417</text:p>
          </table:table-cell>
        </table:table-row>
        <table:table-row table:style-name="ro1">
          <table:table-cell table:number-columns-repeated="3"/>
          <table:table-cell office:value-type="float" office:value="-0.474496">
            <text:p>-0.474496</text:p>
          </table:table-cell>
        </table:table-row>
        <table:table-row table:style-name="ro1">
          <table:table-cell table:number-columns-repeated="3"/>
          <table:table-cell office:value-type="float" office:value="-0.52871">
            <text:p>-0.52871</text:p>
          </table:table-cell>
        </table:table-row>
        <table:table-row table:style-name="ro1">
          <table:table-cell table:number-columns-repeated="3"/>
          <table:table-cell office:value-type="float" office:value="-0.580848">
            <text:p>-0.580848</text:p>
          </table:table-cell>
        </table:table-row>
        <table:table-row table:style-name="ro1">
          <table:table-cell table:number-columns-repeated="3"/>
          <table:table-cell office:value-type="float" office:value="-0.630703">
            <text:p>-0.630703</text:p>
          </table:table-cell>
        </table:table-row>
        <table:table-row table:style-name="ro1">
          <table:table-cell table:number-columns-repeated="3"/>
          <table:table-cell office:value-type="float" office:value="-0.678081">
            <text:p>-0.678081</text:p>
          </table:table-cell>
        </table:table-row>
        <table:table-row table:style-name="ro1">
          <table:table-cell table:number-columns-repeated="3"/>
          <table:table-cell office:value-type="float" office:value="-0.722795">
            <text:p>-0.722795</text:p>
          </table:table-cell>
        </table:table-row>
        <table:table-row table:style-name="ro1">
          <table:table-cell table:number-columns-repeated="3"/>
          <table:table-cell office:value-type="float" office:value="-0.764669">
            <text:p>-0.764669</text:p>
          </table:table-cell>
        </table:table-row>
        <table:table-row table:style-name="ro1">
          <table:table-cell table:number-columns-repeated="3"/>
          <table:table-cell office:value-type="float" office:value="-0.803539">
            <text:p>-0.803539</text:p>
          </table:table-cell>
        </table:table-row>
        <table:table-row table:style-name="ro1">
          <table:table-cell table:number-columns-repeated="3"/>
          <table:table-cell office:value-type="float" office:value="-0.839252">
            <text:p>-0.839252</text:p>
          </table:table-cell>
        </table:table-row>
        <table:table-row table:style-name="ro1">
          <table:table-cell table:number-columns-repeated="3"/>
          <table:table-cell office:value-type="float" office:value="-0.871668">
            <text:p>-0.871668</text:p>
          </table:table-cell>
        </table:table-row>
        <table:table-row table:style-name="ro1">
          <table:table-cell table:number-columns-repeated="3"/>
          <table:table-cell office:value-type="float" office:value="-0.900659">
            <text:p>-0.900659</text:p>
          </table:table-cell>
        </table:table-row>
        <table:table-row table:style-name="ro1">
          <table:table-cell table:number-columns-repeated="3"/>
          <table:table-cell office:value-type="float" office:value="-0.926113">
            <text:p>-0.926113</text:p>
          </table:table-cell>
        </table:table-row>
        <table:table-row table:style-name="ro1">
          <table:table-cell table:number-columns-repeated="3"/>
          <table:table-cell office:value-type="float" office:value="-0.947927">
            <text:p>-0.947927</text:p>
          </table:table-cell>
        </table:table-row>
        <table:table-row table:style-name="ro1">
          <table:table-cell table:number-columns-repeated="3"/>
          <table:table-cell office:value-type="float" office:value="-0.966018">
            <text:p>-0.966018</text:p>
          </table:table-cell>
        </table:table-row>
        <table:table-row table:style-name="ro1">
          <table:table-cell table:number-columns-repeated="3"/>
          <table:table-cell office:value-type="float" office:value="-0.980313">
            <text:p>-0.980313</text:p>
          </table:table-cell>
        </table:table-row>
        <table:table-row table:style-name="ro1">
          <table:table-cell table:number-columns-repeated="3"/>
          <table:table-cell office:value-type="float" office:value="-0.990757">
            <text:p>-0.990757</text:p>
          </table:table-cell>
        </table:table-row>
        <table:table-row table:style-name="ro1">
          <table:table-cell table:number-columns-repeated="3"/>
          <table:table-cell office:value-type="float" office:value="-0.997309">
            <text:p>-0.997309</text:p>
          </table:table-cell>
        </table:table-row>
        <table:table-row table:style-name="ro1">
          <table:table-cell table:number-columns-repeated="3"/>
          <table:table-cell office:value-type="float" office:value="-0.999943">
            <text:p>-0.999943</text:p>
          </table:table-cell>
        </table:table-row>
        <table:table-row table:style-name="ro1">
          <table:table-cell table:number-columns-repeated="3"/>
          <table:table-cell office:value-type="float" office:value="-0.998648">
            <text:p>-0.998648</text:p>
          </table:table-cell>
        </table:table-row>
        <table:table-row table:style-name="ro1">
          <table:table-cell table:number-columns-repeated="3"/>
          <table:table-cell office:value-type="float" office:value="-0.99343">
            <text:p>-0.99343</text:p>
          </table:table-cell>
        </table:table-row>
        <table:table-row table:style-name="ro1">
          <table:table-cell table:number-columns-repeated="3"/>
          <table:table-cell office:value-type="float" office:value="-0.984309">
            <text:p>-0.984309</text:p>
          </table:table-cell>
        </table:table-row>
        <table:table-row table:style-name="ro1">
          <table:table-cell table:number-columns-repeated="3"/>
          <table:table-cell office:value-type="float" office:value="-0.971321">
            <text:p>-0.971321</text:p>
          </table:table-cell>
        </table:table-row>
        <table:table-row table:style-name="ro1">
          <table:table-cell table:number-columns-repeated="3"/>
          <table:table-cell office:value-type="float" office:value="-0.954517">
            <text:p>-0.954517</text:p>
          </table:table-cell>
        </table:table-row>
        <table:table-row table:style-name="ro1">
          <table:table-cell table:number-columns-repeated="3"/>
          <table:table-cell office:value-type="float" office:value="-0.933963">
            <text:p>-0.933963</text:p>
          </table:table-cell>
        </table:table-row>
        <table:table-row table:style-name="ro1">
          <table:table-cell table:number-columns-repeated="3"/>
          <table:table-cell office:value-type="float" office:value="-0.90974">
            <text:p>-0.90974</text:p>
          </table:table-cell>
        </table:table-row>
        <table:table-row table:style-name="ro1">
          <table:table-cell table:number-columns-repeated="3"/>
          <table:table-cell office:value-type="float" office:value="-0.881942">
            <text:p>-0.881942</text:p>
          </table:table-cell>
        </table:table-row>
        <table:table-row table:style-name="ro1">
          <table:table-cell table:number-columns-repeated="3"/>
          <table:table-cell office:value-type="float" office:value="-0.85068">
            <text:p>-0.85068</text:p>
          </table:table-cell>
        </table:table-row>
        <table:table-row table:style-name="ro1">
          <table:table-cell table:number-columns-repeated="3"/>
          <table:table-cell office:value-type="float" office:value="-0.816076">
            <text:p>-0.816076</text:p>
          </table:table-cell>
        </table:table-row>
        <table:table-row table:style-name="ro1">
          <table:table-cell table:number-columns-repeated="3"/>
          <table:table-cell office:value-type="float" office:value="-0.778266">
            <text:p>-0.778266</text:p>
          </table:table-cell>
        </table:table-row>
        <table:table-row table:style-name="ro1">
          <table:table-cell table:number-columns-repeated="3"/>
          <table:table-cell office:value-type="float" office:value="-0.737398">
            <text:p>-0.737398</text:p>
          </table:table-cell>
        </table:table-row>
        <table:table-row table:style-name="ro1">
          <table:table-cell table:number-columns-repeated="3"/>
          <table:table-cell office:value-type="float" office:value="-0.693633">
            <text:p>-0.693633</text:p>
          </table:table-cell>
        </table:table-row>
        <table:table-row table:style-name="ro1">
          <table:table-cell table:number-columns-repeated="3"/>
          <table:table-cell office:value-type="float" office:value="-0.659011">
            <text:p>-0.659011</text:p>
          </table:table-cell>
        </table:table-row>
        <table:table-row table:style-name="ro1">
          <table:table-cell table:number-columns-repeated="3"/>
          <table:table-cell office:value-type="float" office:value="-0.610597">
            <text:p>-0.610597</text:p>
          </table:table-cell>
        </table:table-row>
        <table:table-row table:style-name="ro1">
          <table:table-cell table:number-columns-repeated="3"/>
          <table:table-cell office:value-type="float" office:value="-0.559784">
            <text:p>-0.559784</text:p>
          </table:table-cell>
        </table:table-row>
        <table:table-row table:style-name="ro1">
          <table:table-cell table:number-columns-repeated="3"/>
          <table:table-cell office:value-type="float" office:value="-0.506771">
            <text:p>-0.506771</text:p>
          </table:table-cell>
        </table:table-row>
        <table:table-row table:style-name="ro1">
          <table:table-cell table:number-columns-repeated="3"/>
          <table:table-cell office:value-type="float" office:value="-0.451767">
            <text:p>-0.451767</text:p>
          </table:table-cell>
        </table:table-row>
        <table:table-row table:style-name="ro1">
          <table:table-cell table:number-columns-repeated="3"/>
          <table:table-cell office:value-type="float" office:value="-0.394989">
            <text:p>-0.394989</text:p>
          </table:table-cell>
        </table:table-row>
        <table:table-row table:style-name="ro1">
          <table:table-cell table:number-columns-repeated="3"/>
          <table:table-cell office:value-type="float" office:value="-0.336659">
            <text:p>-0.336659</text:p>
          </table:table-cell>
        </table:table-row>
        <table:table-row table:style-name="ro1">
          <table:table-cell table:number-columns-repeated="3"/>
          <table:table-cell office:value-type="float" office:value="-0.277007">
            <text:p>-0.277007</text:p>
          </table:table-cell>
        </table:table-row>
        <table:table-row table:style-name="ro1">
          <table:table-cell table:number-columns-repeated="3"/>
          <table:table-cell office:value-type="float" office:value="-0.216266">
            <text:p>-0.216266</text:p>
          </table:table-cell>
        </table:table-row>
        <table:table-row table:style-name="ro1">
          <table:table-cell table:number-columns-repeated="3"/>
          <table:table-cell office:value-type="float" office:value="-0.154675">
            <text:p>-0.154675</text:p>
          </table:table-cell>
        </table:table-row>
        <table:table-row table:style-name="ro1">
          <table:table-cell table:number-columns-repeated="3"/>
          <table:table-cell office:value-type="float" office:value="-0.092477">
            <text:p>-0.092477</text:p>
          </table:table-cell>
        </table:table-row>
        <table:table-row table:style-name="ro1">
          <table:table-cell table:number-columns-repeated="3"/>
          <table:table-cell office:value-type="float" office:value="-0.029915">
            <text:p>-0.029915</text:p>
          </table:table-cell>
        </table:table-row>
      </table:table>
      <table:table table:name="Performanc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>
            <text:p>Iterations</text:p>
          </table:table-cell>
          <table:table-cell office:value-type="float" office:value="2560">
            <text:p>2560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table:number-columns-spanned="2" table:number-rows-spanned="1">
            <text:p>Totals (ms)</text:p>
          </table:table-cell>
          <table:covered-table-cell/>
          <table:table-cell table:style-name="ce7" office:value-type="string" table:number-columns-spanned="2" table:number-rows-spanned="1">
            <text:p>Averages (ms)</text:p>
          </table:table-cell>
          <table:covered-table-cell/>
        </table:table-row>
        <table:table-row table:style-name="ro1">
          <table:table-cell table:style-name="ce3" office:value-type="string">
            <text:p>Operation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</table:table-row>
        <table:table-row table:style-name="ro3">
          <table:table-cell office:value-type="string">
            <text:p>Proc sine output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[.B4]/[.$B$1]" office:value-type="float" office:value="0.008984375">
            <text:p>0.008984375</text:p>
          </table:table-cell>
          <table:table-cell table:formula="of:=[.C4]/[.$B$1]" office:value-type="float" office:value="0.0140625">
            <text:p>0.0140625</text:p>
          </table:table-cell>
        </table:table-row>
        <table:table-row table:style-name="ro3">
          <table:table-cell office:value-type="string">
            <text:p>Proc sine mix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B5]/[.$B$1]" office:value-type="float" office:value="0.010546875">
            <text:p>0.010546875</text:p>
          </table:table-cell>
          <table:table-cell table:formula="of:=[.C5]/[.$B$1]" office:value-type="float" office:value="0.013671875">
            <text:p>0.013671875</text:p>
          </table:table-cell>
        </table:table-row>
        <table:table-row table:style-name="ro3">
          <table:table-cell office:value-type="string">
            <text:p>Wavetable output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B6]/[.$B$1]" office:value-type="float" office:value="0.006640625">
            <text:p>0.006640625</text:p>
          </table:table-cell>
          <table:table-cell table:formula="of:=[.C6]/[.$B$1]" office:value-type="float" office:value="0.00703125">
            <text:p>0.00703125</text:p>
          </table:table-cell>
        </table:table-row>
        <table:table-row table:style-name="ro3">
          <table:table-cell office:value-type="string">
            <text:p>Wavetable mix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[.B7]/[.$B$1]" office:value-type="float" office:value="0.00859375">
            <text:p>0.00859375</text:p>
          </table:table-cell>
          <table:table-cell table:formula="of:=[.C7]/[.$B$1]" office:value-type="float" office:value="0.00703125">
            <text:p>0.0070312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83">
            <text:p>83</text:p>
          </table:table-cell>
          <table:table-cell office:value-type="float" office:value="31">
            <text:p>31</text:p>
          </table:table-cell>
          <table:table-cell table:formula="of:=[.B8]/[.$B$1]" office:value-type="float" office:value="0.032421875">
            <text:p>0.032421875</text:p>
          </table:table-cell>
          <table:table-cell table:formula="of:=[.C8]/[.$B$1]" office:value-type="float" office:value="0.012109375">
            <text:p>0.012109375</text:p>
          </table:table-cell>
        </table:table-row>
        <table:table-row table:style-name="ro1">
          <table:table-cell office:value-type="string">
            <text:p>Convert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.B9]/[.$B$1]" office:value-type="float" office:value="0">
            <text:p>0</text:p>
          </table:table-cell>
          <table:table-cell table:formula="of:=[.C9]/[.$B$1]" office:value-type="float" office:value="0.030078125">
            <text:p>0.030078125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Voices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Filters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Oscillators/voic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table:number-columns-spanned="2" table:number-rows-spanned="1">
            <text:p>Signal Path Cost (ms)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>
            <text:p>Oscillator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>
            <text:p>Procedural sine</text:p>
          </table:table-cell>
          <table:table-cell table:formula="of:=[.D4]+([.B12]-1)*[.D5]+(([.B14]-1)*[.B12])*[.D5]+[.D8]*[.B13]+[.D9]" office:value-type="float" office:value="0.458984375">
            <text:p>0.458984375</text:p>
          </table:table-cell>
          <table:table-cell table:formula="of:=[.E4]+([.B12]-1)*[.E5]+(([.B14]-1)*[.B12])*[.E5]+[.E8]*[.B13]+[.E9]" office:value-type="float" office:value="0.358203125">
            <text:p>0.358203125</text:p>
          </table:table-cell>
          <table:table-cell table:number-columns-repeated="2"/>
        </table:table-row>
        <table:table-row table:style-name="ro3">
          <table:table-cell office:value-type="string">
            <text:p>Wavetable sine</text:p>
          </table:table-cell>
          <table:table-cell table:formula="of:=[.D6]+([.B12]-1)*[.D7]+(([.B14]-1)*[.B12])*[.D7]+[.D8]*[.B13]+[.D9]" office:value-type="float" office:value="0.42734375">
            <text:p>0.42734375</text:p>
          </table:table-cell>
          <table:table-cell table:formula="of:=[.E6]+([.B12]-1)*[.E7]+(([.B14]-1)*[.B12])*[.E7]+[.E8]*[.B13]+[.E9]" office:value-type="float" office:value="0.2515625">
            <text:p>0.2515625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1">
          <table:table-cell/>
          <table:table-cell table:style-name="ce8" table:number-columns-spanned="2" table:number-rows-spanned="1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2-17T14:56:47</dc:date>
    <dc:creator>Nick Tuckett</dc:creator>
    <meta:editing-duration>PT1H24M15S</meta:editing-duration>
    <meta:editing-cycles>13</meta:editing-cycles>
    <meta:generator>LibreOffice/3.5$Linux_X86_64 LibreOffice_project/350m1$Build-2</meta:generator>
    <meta:document-statistic meta:table-count="7" meta:cell-count="9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92cm" xlink:href=".." xlink:type="simple" chart:class="chart:line" chart:style-name="ch1">
        <chart:legend chart:legend-position="end" svg:x="13.123cm" svg:y="4.197cm" style:legend-expansion="high" chart:style-name="ch2"/>
        <chart:plot-area chart:style-name="ch3" table:cell-range-address="autoducking.E4:autoducking.E10" svg:x="0.769cm" svg:y="0.851cm" svg:width="11.716cm" svg:height="7.542cm">
          <chartooo:coordinate-region svg:x="1.496cm" svg:y="1.05cm" svg:width="10.896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utoducking.E4:autoducking.E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autoducking.E4:autoducking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8333333333333">
                <text:p>0.4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375">
                <text:p>0.405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8275">
                <text:p>0.340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948229166667">
                <text:p>0.29294822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115625">
                <text:p>0.256071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890470117187">
                <text:p>0.22689047011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146cm" svg:y="4.197cm" style:legend-expansion="high" chart:style-name="ch2"/>
        <chart:plot-area chart:style-name="ch3" table:cell-range-address="'phase accumulation'.D2:'phase accumulation'.D102" svg:x="0.769cm" svg:y="0.851cm" svg:width="11.739cm" svg:height="7.542cm">
          <chartooo:coordinate-region svg:x="1.602cm" svg:y="1.05cm" svg:width="10.733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accumulation'.D2:'phase accumulation'.D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accumulation'.D2:'phase accumulation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648">
                <text:p>0.0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051">
                <text:p>0.12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961">
                <text:p>0.18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138">
                <text:p>0.24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39">
                <text:p>0.30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733">
                <text:p>0.36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877">
                <text:p>0.424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0755">
                <text:p>0.480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744">
                <text:p>0.53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6632">
                <text:p>0.58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6216">
                <text:p>0.636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7699">
                <text:p>0.72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924">
                <text:p>0.7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7759">
                <text:p>0.807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104">
                <text:p>0.84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137">
                <text:p>0.875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3732">
                <text:p>0.903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777">
                <text:p>0.928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0172">
                <text:p>0.95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835">
                <text:p>0.967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695">
                <text:p>0.98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806">
                <text:p>0.997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253">
                <text:p>0.998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59">
                <text:p>0.9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027">
                <text:p>0.983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9602">
                <text:p>0.969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369">
                <text:p>0.952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393">
                <text:p>0.93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6759">
                <text:p>0.906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8562">
                <text:p>0.878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6914">
                <text:p>0.846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1938">
                <text:p>0.811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3772">
                <text:p>0.773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2567">
                <text:p>0.732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8484">
                <text:p>0.6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695">
                <text:p>0.641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2386">
                <text:p>0.59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75">
                <text:p>0.54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6989">
                <text:p>0.48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1315">
                <text:p>0.431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946">
                <text:p>0.373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5108">
                <text:p>0.315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5033">
                <text:p>0.255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955">
                <text:p>0.19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2115">
                <text:p>0.13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757">
                <text:p>0.069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537">
                <text:p>-0.055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7979">
                <text:p>-0.117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9959">
                <text:p>-0.179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1231">
                <text:p>-0.241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1555">
                <text:p>-0.30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0694">
                <text:p>-0.36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18417">
                <text:p>-0.418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74496">
                <text:p>-0.47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2871">
                <text:p>-0.5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0848">
                <text:p>-0.580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0703">
                <text:p>-0.630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78081">
                <text:p>-0.678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2795">
                <text:p>-0.722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64669">
                <text:p>-0.764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3539">
                <text:p>-0.803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39252">
                <text:p>-0.83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1668">
                <text:p>-0.871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0659">
                <text:p>-0.900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6113">
                <text:p>-0.926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7927">
                <text:p>-0.947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6018">
                <text:p>-0.96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0313">
                <text:p>-0.98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0757">
                <text:p>-0.990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7309">
                <text:p>-0.997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9943">
                <text:p>-0.999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648">
                <text:p>-0.998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343">
                <text:p>-0.99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4309">
                <text:p>-0.98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71321">
                <text:p>-0.971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4517">
                <text:p>-0.954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33963">
                <text:p>-0.933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974">
                <text:p>-0.90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81942">
                <text:p>-0.881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068">
                <text:p>-0.85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16076">
                <text:p>-0.816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8266">
                <text:p>-0.778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37398">
                <text:p>-0.737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3633">
                <text:p>-0.693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9011">
                <text:p>-0.659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10597">
                <text:p>-0.610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59784">
                <text:p>-0.559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06771">
                <text:p>-0.506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51767">
                <text:p>-0.45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94989">
                <text:p>-0.394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36659">
                <text:p>-0.336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7007">
                <text:p>-0.277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6266">
                <text:p>-0.216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4675">
                <text:p>-0.15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2477">
                <text:p>-0.092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9915">
                <text:p>-0.029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